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ModuleList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GenerateModuleList.isModuleDirectory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ModuleList.setModule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ModuleList.setModuleDirs( Path 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